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writing-mode="page"/>
    </style:style>
    <style:style style:name="Table1.A" style:family="table-column">
      <style:table-column-properties style:column-width="15.101cm" style:rel-column-width="52083*"/>
    </style:style>
    <style:style style:name="Table1.B" style:family="table-column">
      <style:table-column-properties style:column-width="3.9cm" style:rel-column-width="13452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none" fo:border-right="none" fo:border-top="0.05pt solid #000000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A9" style:family="table-cell">
      <style:table-cell-properties fo:padding="0.097cm" fo:border="none"/>
    </style:style>
    <style:style style:name="Table1.14" style:family="table-row">
      <style:table-row-properties style:min-row-height="0.309cm"/>
    </style:style>
    <style:style style:name="P1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writing-mode="page">
        <style:tab-stops/>
      </style:paragraph-properties>
      <style:text-properties officeooo:paragraph-rsid="023c5401"/>
    </style:style>
    <style:style style:name="P2" style:family="paragraph" style:parent-style-name="Table_20_Contents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vertical-align="bottom" style:writing-mode="page">
        <style:tab-stops/>
      </style:paragraph-properties>
      <style:text-properties style:font-name="FreeSerif" fo:font-size="10pt" officeooo:rsid="017920f8" officeooo:paragraph-rsid="0237e8e4" style:font-size-asian="10pt" style:font-size-complex="10pt"/>
    </style:style>
    <style:style style:name="P3" style:family="paragraph" style:parent-style-name="Table_20_Contents">
      <style:paragraph-properties fo:text-align="start" style:justify-single-word="false" style:vertical-align="bottom" style:writing-mode="page"/>
      <style:text-properties officeooo:paragraph-rsid="023c5401" style:font-size-complex="10pt"/>
    </style:style>
    <style:style style:name="P4" style:family="paragraph" style:parent-style-name="Table_20_Contents">
      <style:paragraph-properties fo:text-align="start" style:justify-single-word="false" style:vertical-align="bottom" style:writing-mode="page"/>
      <style:text-properties officeooo:rsid="0240a51c" officeooo:paragraph-rsid="0240a51c" style:font-size-complex="10pt"/>
    </style:style>
    <style:style style:name="P5" style:family="paragraph" style:parent-style-name="Table_20_Contents">
      <style:paragraph-properties fo:text-align="end" style:justify-single-word="false" style:vertical-align="bottom" style:writing-mode="page"/>
      <style:text-properties officeooo:rsid="0240a51c" officeooo:paragraph-rsid="0240a51c" style:font-size-complex="10pt"/>
    </style:style>
    <style:style style:name="P6" style:family="paragraph" style:parent-style-name="Table_20_Contents">
      <style:paragraph-properties fo:text-align="center" style:justify-single-word="false" style:vertical-align="bottom" style:writing-mode="page"/>
      <style:text-properties officeooo:rsid="0243e678" officeooo:paragraph-rsid="0243e678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size-complex="10pt"/>
    </style:style>
    <style:style style:name="P8" style:family="paragraph" style:parent-style-name="Table_20_Contents">
      <style:paragraph-properties fo:text-align="end" style:justify-single-word="false"/>
      <style:text-properties officeooo:paragraph-rsid="023fe781" style:font-size-complex="10pt"/>
    </style:style>
    <style:style style:name="P9" style:family="paragraph" style:parent-style-name="Table_20_Contents">
      <style:paragraph-properties fo:text-align="center" style:justify-single-word="false"/>
      <style:text-properties officeooo:rsid="0243e678" officeooo:paragraph-rsid="0243e678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243e678" officeooo:paragraph-rsid="0243e678" style:font-size-asian="16pt" style:font-size-complex="16pt"/>
    </style:style>
    <style:style style:name="P11" style:family="paragraph" style:parent-style-name="Table_20_Contents">
      <style:paragraph-properties fo:text-align="end" style:justify-single-word="false" style:vertical-align="bottom" style:writing-mode="page"/>
      <style:text-properties fo:font-weight="bold" officeooo:rsid="0240a51c" officeooo:paragraph-rsid="0240a51c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 style:vertical-align="bottom" style:writing-mode="page"/>
      <style:text-properties fo:font-weight="bold" officeooo:rsid="0240a51c" officeooo:paragraph-rsid="0240a51c" style:font-weight-asian="bold" style:font-size-complex="10pt" style:font-weight-complex="bold"/>
    </style:style>
    <style:style style:name="T1" style:family="text">
      <style:text-properties style:font-name="FreeSerif" fo:font-size="10pt" officeooo:rsid="0243e678" style:font-size-asian="10pt" style:font-size-complex="10pt"/>
    </style:style>
    <style:style style:name="T2" style:family="text">
      <style:text-properties style:font-name="FreeSerif" fo:font-size="8pt" officeooo:rsid="0178b17d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_main_id.cod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round_total_fmt" text:name="py3o.line.round_total_fmt"/>
        <text:user-field-decl office:value-type="string" office:string-value="object.company_id.cnae_main_id.code" text:name="py3o.object.company_id.cnae_main_id.code"/>
        <text:user-field-decl office:value-type="string" office:string-value="line.one.valor_fmt" text:name="py3o.line.one.valor_fmt"/>
        <text:user-field-decl office:value-type="string" office:string-value="line.two.valor_fmt" text:name="py3o.line.two.valor_fmt"/>
        <text:user-field-decl office:value-type="string" office:string-value="line.three.valor_fmt" text:name="py3o.line.three.valor_fmt"/>
        <text:user-field-decl office:value-type="string" office:string-value="object.data_aviso_previo_fmt" text:name="py3o.object.data_aviso_previo_fmt"/>
        <text:user-field-decl office:value-type="string" office:string-value="object.data_afastamento_fmt" text:name="py3o.object.data_afastamento_fmt"/>
        <text:user-field-decl office:value-type="string" office:string-value="object.contract.tipo_afastamento_cef" text:name="py3o.object.contract.tipo_afastamento_cef"/>
        <text:user-field-decl office:value-type="string" office:string-value="object.contract_id.tipo_afastamento_cef" text:name="py3o.object.contract_id.tipo_afastamento_cef"/>
        <text:user-field-decl office:value-type="string" office:string-value="object.contract_id.struct_id.tipo_afastamento_cef" text:name="py3o.object.contract_id.struct_id.tipo_afastamento_cef"/>
        <text:user-field-decl office:value-type="string" office:string-value="object.struct_id.tipo_afastamento_cef" text:name="py3o.object.struct_id.tipo_afastamento_cef"/>
        <text:user-field-decl office:value-type="string" office:string-value="object.contract_id.categoria" text:name="py3o.object.contract_id.categoria"/>
        <text:user-field-decl office:value-type="string" office:string-value="object.categoria" text:name="py3o.object.categoria"/>
        <text:user-field-decl office:value-type="string" office:string-value="categoria_contrato" text:name="py3o.categoria_contrato"/>
        <text:user-field-decl office:value-type="string" office:string-value="py3o.object.contract_id.wage" text:name="py3o.object.contract_id.wage_start"/>
        <text:user-field-decl office:value-type="string" office:string-value="object.contract_id.partner_union.union_entity_code" text:name="py3o.object.contract_id.partner_union.union_entity_code"/>
        <text:user-field-decl office:value-type="string" office:string-value="object.contract_id.partner_union.cnpj_cpf" text:name="py3o.object.contract_id.partner_union.cnpj_cpf"/>
        <text:user-field-decl office:value-type="string" office:string-value="object.contract_id.partner_union.legal_name" text:name="py3o.object.contract_id.partner_union.legal_name"/>
        <text:user-field-decl office:value-type="string" office:string-value="object.contract_id.partner_union.name" text:name="py3o.object.contract_id.partner_union.name"/>
        <text:user-field-decl office:value-type="string" office:string-value="object.valor" text:name="py3o.object.valor"/>
        <text:user-field-decl office:value-type="string" office:string-value="company_logo2" text:name="py3o.company_logo2"/>
        <text:user-field-decl office:value-type="string" office:string-value="line.nome" text:name="py3o.line.nome"/>
        <text:user-field-decl office:value-type="string" office:string-value="line.valor" text:name="py3o.line.valor"/>
        <text:user-field-decl office:value-type="string" office:string-value="total_darf" text:name="py3o.total_darf"/>
        <text:user-field-decl office:value-type="string" office:string-value="total_darf_funcionarios" text:name="py3o.total_darf_funcionarios"/>
        <text:user-field-decl office:value-type="string" office:string-value="total_darf_dirigentes" text:name="py3o.total_darf_dirigentes"/>
      </text:user-field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ABGF DARF analítico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9">DARF Funcionários Código: 0561 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1"><text:a xlink:type="simple" xlink:href="py3o://for=%22line%20in%20totalizador_darf_funcionarios%22" text:style-name="Internet_20_link" text:visited-style-name="Visited_20_Internet_20_Link"><text:span text:style-name="T1">for="line in totalizador_darf_funcionarios"</text:span></text:a></text:p>
          </table:table-cell>
          <table:covered-table-cell/>
        </table:table-row>
        <table:table-row>
          <table:table-cell table:style-name="Table1.A5" office:value-type="string">
            <text:p text:style-name="P7"><text:user-field-get text:name="py3o.line.nome">line.nome</text:user-field-get></text:p>
          </table:table-cell>
          <table:table-cell table:style-name="Table1.A4" office:value-type="string">
            <text:p text:style-name="P8"><text:user-field-get text:name="py3o.line.valor">line.valor</text:user-field-get></text:p>
          </table:table-cell>
        </table:table-row>
        <table:table-row>
          <table:table-cell table:style-name="Table1.A4" table:number-columns-spanned="2" office:value-type="string">
            <text:p text:style-name="P3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5" office:value-type="string">
            <text:p text:style-name="P11">Total: </text:p>
          </table:table-cell>
          <table:table-cell table:style-name="Table1.A4" office:value-type="string">
            <text:p text:style-name="P12"><text:user-field-get text:name="py3o.total_darf_funcionarios">total_darf_funcionarios</text:user-field-get></text:p>
          </table:table-cell>
        </table:table-row>
        <table:table-row>
          <table:table-cell table:style-name="Table1.A9" office:value-type="string">
            <text:p text:style-name="P5"/>
          </table:table-cell>
          <table:table-cell table:style-name="Table1.A9" office:value-type="string">
            <text:p text:style-name="P4"/>
          </table:table-cell>
        </table:table-row>
        <table:table-row>
          <table:table-cell table:style-name="Table1.A1" table:number-columns-spanned="2" office:value-type="string">
            <text:p text:style-name="P6">DARF Dirigentes Código: 0588</text:p>
          </table:table-cell>
          <table:covered-table-cell/>
        </table:table-row>
        <table:table-row>
          <table:table-cell table:style-name="Table1.A5" office:value-type="string">
            <text:p text:style-name="P1"><text:a xlink:type="simple" xlink:href="py3o://for=%22line%20in%20totalizador_darf_dirigentes%22" text:style-name="Internet_20_link" text:visited-style-name="Visited_20_Internet_20_Link"><text:span text:style-name="T1">for="line in totalizador_darf_dirigentes"</text:span></text:a></text:p>
          </table:table-cell>
          <table:table-cell table:style-name="Table1.A4" office:value-type="string">
            <text:p text:style-name="P4"/>
          </table:table-cell>
        </table:table-row>
        <table:table-row>
          <table:table-cell table:style-name="Table1.A5" office:value-type="string">
            <text:p text:style-name="P7"><text:user-field-get text:name="py3o.line.nome">line.nome</text:user-field-get></text:p>
          </table:table-cell>
          <table:table-cell table:style-name="Table1.A4" office:value-type="string">
            <text:p text:style-name="P8"><text:user-field-get text:name="py3o.line.valor">line.valor</text:user-field-get></text:p>
          </table:table-cell>
        </table:table-row>
        <table:table-row>
          <table:table-cell table:style-name="Table1.A5" office:value-type="string">
            <text:p text:style-name="P3"><text:a xlink:type="simple" xlink:href="py3o:///for" text:style-name="Internet_20_link" text:visited-style-name="Visited_20_Internet_20_Link"><text:span text:style-name="T2">/for</text:span></text:a></text:p>
          </table:table-cell>
          <table:table-cell table:style-name="Table1.A4" office:value-type="string">
            <text:p text:style-name="P4"/>
          </table:table-cell>
        </table:table-row>
        <table:table-row table:style-name="Table1.14">
          <table:table-cell table:style-name="Table1.A5" office:value-type="string">
            <text:p text:style-name="P3"/>
          </table:table-cell>
          <table:table-cell table:style-name="Table1.A4" office:value-type="string">
            <text:p text:style-name="P4"/>
          </table:table-cell>
        </table:table-row>
        <table:table-row>
          <table:table-cell table:style-name="Table1.A5" office:value-type="string">
            <text:p text:style-name="P11">Total: </text:p>
          </table:table-cell>
          <table:table-cell table:style-name="Table1.A4" office:value-type="string">
            <text:p text:style-name="P12"><text:user-field-get text:name="py3o.total_darf_dirigentes">total_darf_dirigentes</text:user-field-get>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10-08T10:07:37.525613826</dc:date>
    <meta:editing-duration>P5DT17H8M13S</meta:editing-duration>
    <meta:editing-cycles>477</meta:editing-cycles>
    <meta:generator>LibreOffice/6.1.2.1$Linux_X86_64 LibreOffice_project/10$Build-1</meta:generator>
    <meta:document-statistic meta:table-count="1" meta:image-count="0" meta:object-count="0" meta:page-count="1" meta:paragraph-count="15" meta:word-count="27" meta:character-count="266" meta:non-whitespace-character-count="251"/>
    <meta:user-defined meta:name="decimal_separator">,</meta:user-defined>
    <meta:user-defined meta:name="digit_separator">.</meta:user-defined>
    <meta:user-defined meta:name="float_format">"%.2f"</meta:user-defined>
  </office:meta>
</office:document-meta>
</file>